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115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718cm"/>
    </style:style>
    <style:style style:name="co8" style:family="table-column">
      <style:table-column-properties fo:break-before="auto" style:column-width="2.302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ce1" style:family="table-cell" style:parent-style-name="Excel_20_Built-in_20_Normal">
      <style:table-cell-properties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ext-properties fo:color="#000000" style:font-name="Calibri" fo:font-size="11pt" style:font-size-asian="11pt" style:font-size-complex="11pt"/>
    </style:style>
    <style:style style:name="ce4" style:family="table-cell" style:parent-style-name="Excel_20_Built-in_20_Normal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igma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Gaussian(x)</text:p>
          </table:table-cell>
          <table:table-cell table:style-name="ce1" office:value-type="string">
            <text:p>Sum</text:p>
          </table:table-cell>
          <table:table-cell>
            <draw:frame table:end-cell-address="Feuil1.W26" table:end-x="0.825cm" table:end-y="0.383cm" draw:z-index="0" draw:style-name="gr1" draw:text-style-name="P1" svg:width="25.767cm" svg:height="11.878cm" svg:x="0.574cm" svg:y="0.357cm">
              <draw:object draw:notify-on-update-of-ranges="Feuil1.E3:Feuil1.E33 Feuil1.F3:Feuil1.F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office:value-type="float" office:value="15">
            <text:p>15</text:p>
          </table:table-cell>
          <table:table-cell/>
          <table:table-cell table:style-name="ce1" table:formula="of:=[.C6]" office:value-type="float" office:value="0">
            <text:p>0</text:p>
          </table:table-cell>
          <table:table-cell table:formula="of:=(1/(SQRT(2*3.1415926535)*[.C$2])) * EXP( -([.E3]-[.C$3])*([.E3]-[.C$3]) /  (2*[.C$2]*[.C$2]))" office:value-type="float" office:value="0.0000881489205931211">
            <text:p>8,81489205931211E-005</text:p>
          </table:table-cell>
          <table:table-cell table:formula="of:=[.F3]" office:value-type="float" office:value="0.0000881489205931211">
            <text:p>8,81489205931211E-00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table:formula="of:=[.E3]+[.C$7]" office:value-type="float" office:value="1">
            <text:p>1</text:p>
          </table:table-cell>
          <table:table-cell table:formula="of:=(1/(SQRT(2*3.1415926535)*[.C$2])) * EXP( -([.E4]-[.C$3])*([.E4]-[.C$3]) /  (2*[.C$2]*[.C$2]))" office:value-type="float" office:value="0.000218170673764558">
            <text:p>0,0002181707</text:p>
          </table:table-cell>
          <table:table-cell table:formula="of:=[.F4]+[.G3]" office:value-type="float" office:value="0.000306319594357679">
            <text:p>0,000306319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4]+[.C$7]" office:value-type="float" office:value="2">
            <text:p>2</text:p>
          </table:table-cell>
          <table:table-cell table:formula="of:=(1/(SQRT(2*3.1415926535)*[.C$2])) * EXP( -([.E5]-[.C$3])*([.E5]-[.C$3]) /  (2*[.C$2]*[.C$2]))" office:value-type="float" office:value="0.000507262014332191">
            <text:p>0,000507262</text:p>
          </table:table-cell>
          <table:table-cell table:formula="of:=[.F5]+[.G4]" office:value-type="float" office:value="0.00081358160868987">
            <text:p>0,000813581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 table:style-name="Default"/>
          <table:table-cell table:style-name="ce1" table:formula="of:=[.E5]+[.C$7]" office:value-type="float" office:value="3">
            <text:p>3</text:p>
          </table:table-cell>
          <table:table-cell table:formula="of:=(1/(SQRT(2*3.1415926535)*[.C$2])) * EXP( -([.E6]-[.C$3])*([.E6]-[.C$3]) /  (2*[.C$2]*[.C$2]))" office:value-type="float" office:value="0.00110796210300034">
            <text:p>0,0011079621</text:p>
          </table:table-cell>
          <table:table-cell table:formula="of:=[.F6]+[.G5]" office:value-type="float" office:value="0.00192154371169021">
            <text:p>0,001921543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office:value-type="float" office:value="1">
            <text:p>1</text:p>
          </table:table-cell>
          <table:table-cell table:style-name="Default"/>
          <table:table-cell table:style-name="ce1" table:formula="of:=[.E6]+[.C$7]" office:value-type="float" office:value="4">
            <text:p>4</text:p>
          </table:table-cell>
          <table:table-cell table:formula="of:=(1/(SQRT(2*3.1415926535)*[.C$2])) * EXP( -([.E7]-[.C$3])*([.E7]-[.C$3]) /  (2*[.C$2]*[.C$2]))" office:value-type="float" office:value="0.00227339062543025">
            <text:p>0,0022733906</text:p>
          </table:table-cell>
          <table:table-cell table:formula="of:=[.F7]+[.G6]" office:value-type="float" office:value="0.00419493433712046">
            <text:p>0,004194934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7]+[.C$7]" office:value-type="float" office:value="5">
            <text:p>5</text:p>
          </table:table-cell>
          <table:table-cell table:formula="of:=(1/(SQRT(2*3.1415926535)*[.C$2])) * EXP( -([.E8]-[.C$3])*([.E8]-[.C$3]) /  (2*[.C$2]*[.C$2]))" office:value-type="float" office:value="0.00438207512345476">
            <text:p>0,0043820751</text:p>
          </table:table-cell>
          <table:table-cell table:formula="of:=[.F8]+[.G7]" office:value-type="float" office:value="0.00857700946057522">
            <text:p>0,008577009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8]+[.C$7]" office:value-type="float" office:value="6">
            <text:p>6</text:p>
          </table:table-cell>
          <table:table-cell table:formula="of:=(1/(SQRT(2*3.1415926535)*[.C$2])) * EXP( -([.E9]-[.C$3])*([.E9]-[.C$3]) /  (2*[.C$2]*[.C$2]))" office:value-type="float" office:value="0.00793491295903025">
            <text:p>0,007934913</text:p>
          </table:table-cell>
          <table:table-cell table:formula="of:=[.F9]+[.G8]" office:value-type="float" office:value="0.0165119224196055">
            <text:p>0,016511922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9]+[.C$7]" office:value-type="float" office:value="7">
            <text:p>7</text:p>
          </table:table-cell>
          <table:table-cell table:formula="of:=(1/(SQRT(2*3.1415926535)*[.C$2])) * EXP( -([.E10]-[.C$3])*([.E10]-[.C$3]) /  (2*[.C$2]*[.C$2]))" office:value-type="float" office:value="0.0134977416284899">
            <text:p>0,0134977416</text:p>
          </table:table-cell>
          <table:table-cell table:formula="of:=[.F10]+[.G9]" office:value-type="float" office:value="0.0300096640480954">
            <text:p>0,03000966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0]+[.C$7]" office:value-type="float" office:value="8">
            <text:p>8</text:p>
          </table:table-cell>
          <table:table-cell table:formula="of:=(1/(SQRT(2*3.1415926535)*[.C$2])) * EXP( -([.E11]-[.C$3])*([.E11]-[.C$3]) /  (2*[.C$2]*[.C$2]))" office:value-type="float" office:value="0.0215693297069361">
            <text:p>0,0215693297</text:p>
          </table:table-cell>
          <table:table-cell table:formula="of:=[.F11]+[.G10]" office:value-type="float" office:value="0.0515789937550315">
            <text:p>0,051578993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1]+[.C$7]" office:value-type="float" office:value="9">
            <text:p>9</text:p>
          </table:table-cell>
          <table:table-cell table:formula="of:=(1/(SQRT(2*3.1415926535)*[.C$2])) * EXP( -([.E12]-[.C$3])*([.E12]-[.C$3]) /  (2*[.C$2]*[.C$2]))" office:value-type="float" office:value="0.0323793989169357">
            <text:p>0,0323793989</text:p>
          </table:table-cell>
          <table:table-cell table:formula="of:=[.F12]+[.G11]" office:value-type="float" office:value="0.0839583926719672">
            <text:p>0,0839583927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3"/>
          <table:table-cell table:style-name="Default"/>
          <table:table-cell table:style-name="ce1" table:formula="of:=[.E12]+[.C$7]" office:value-type="float" office:value="10">
            <text:p>10</text:p>
          </table:table-cell>
          <table:table-cell table:formula="of:=(1/(SQRT(2*3.1415926535)*[.C$2])) * EXP( -([.E13]-[.C$3])*([.E13]-[.C$3]) /  (2*[.C$2]*[.C$2]))" office:value-type="float" office:value="0.045662271347908">
            <text:p>0,0456622713</text:p>
          </table:table-cell>
          <table:table-cell table:formula="of:=[.F13]+[.G12]" office:value-type="float" office:value="0.129620664019875">
            <text:p>0,12962066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3]+[.C$7]" office:value-type="float" office:value="11">
            <text:p>11</text:p>
          </table:table-cell>
          <table:table-cell table:formula="of:=(1/(SQRT(2*3.1415926535)*[.C$2])) * EXP( -([.E14]-[.C$3])*([.E14]-[.C$3]) /  (2*[.C$2]*[.C$2]))" office:value-type="float" office:value="0.0604926811306503">
            <text:p>0,0604926811</text:p>
          </table:table-cell>
          <table:table-cell table:formula="of:=[.F14]+[.G13]" office:value-type="float" office:value="0.190113345150526">
            <text:p>0,190113345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4]+[.C$7]" office:value-type="float" office:value="12">
            <text:p>12</text:p>
          </table:table-cell>
          <table:table-cell table:formula="of:=(1/(SQRT(2*3.1415926535)*[.C$2])) * EXP( -([.E15]-[.C$3])*([.E15]-[.C$3]) /  (2*[.C$2]*[.C$2]))" office:value-type="float" office:value="0.075284358039777">
            <text:p>0,075284358</text:p>
          </table:table-cell>
          <table:table-cell table:formula="of:=[.F15]+[.G14]" office:value-type="float" office:value="0.265397703190303">
            <text:p>0,265397703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5]+[.C$7]" office:value-type="float" office:value="13">
            <text:p>13</text:p>
          </table:table-cell>
          <table:table-cell table:formula="of:=(1/(SQRT(2*3.1415926535)*[.C$2])) * EXP( -([.E16]-[.C$3])*([.E16]-[.C$3]) /  (2*[.C$2]*[.C$2]))" office:value-type="float" office:value="0.0880163316923327">
            <text:p>0,0880163317</text:p>
          </table:table-cell>
          <table:table-cell table:formula="of:=[.F16]+[.G15]" office:value-type="float" office:value="0.353414034882635">
            <text:p>0,353414034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6]+[.C$7]" office:value-type="float" office:value="14">
            <text:p>14</text:p>
          </table:table-cell>
          <table:table-cell table:formula="of:=(1/(SQRT(2*3.1415926535)*[.C$2])) * EXP( -([.E17]-[.C$3])*([.E17]-[.C$3]) /  (2*[.C$2]*[.C$2]))" office:value-type="float" office:value="0.0966670292020938">
            <text:p>0,0966670292</text:p>
          </table:table-cell>
          <table:table-cell table:formula="of:=[.F17]+[.G16]" office:value-type="float" office:value="0.450081064084729">
            <text:p>0,450081064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7]+[.C$7]" office:value-type="float" office:value="15">
            <text:p>15</text:p>
          </table:table-cell>
          <table:table-cell table:formula="of:=(1/(SQRT(2*3.1415926535)*[.C$2])) * EXP( -([.E18]-[.C$3])*([.E18]-[.C$3]) /  (2*[.C$2]*[.C$2]))" office:value-type="float" office:value="0.0997355701017835">
            <text:p>0,0997355701</text:p>
          </table:table-cell>
          <table:table-cell table:formula="of:=[.F18]+[.G17]" office:value-type="float" office:value="0.549816634186513">
            <text:p>0,549816634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8]+[.C$7]" office:value-type="float" office:value="16">
            <text:p>16</text:p>
          </table:table-cell>
          <table:table-cell table:formula="of:=(1/(SQRT(2*3.1415926535)*[.C$2])) * EXP( -([.E19]-[.C$3])*([.E19]-[.C$3]) /  (2*[.C$2]*[.C$2]))" office:value-type="float" office:value="0.0966670292020938">
            <text:p>0,0966670292</text:p>
          </table:table-cell>
          <table:table-cell table:formula="of:=[.F19]+[.G18]" office:value-type="float" office:value="0.646483663388606">
            <text:p>0,646483663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9]+[.C$7]" office:value-type="float" office:value="17">
            <text:p>17</text:p>
          </table:table-cell>
          <table:table-cell table:formula="of:=(1/(SQRT(2*3.1415926535)*[.C$2])) * EXP( -([.E20]-[.C$3])*([.E20]-[.C$3]) /  (2*[.C$2]*[.C$2]))" office:value-type="float" office:value="0.0880163316923327">
            <text:p>0,0880163317</text:p>
          </table:table-cell>
          <table:table-cell table:formula="of:=[.F20]+[.G19]" office:value-type="float" office:value="0.734499995080939">
            <text:p>0,734499995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0]+[.C$7]" office:value-type="float" office:value="18">
            <text:p>18</text:p>
          </table:table-cell>
          <table:table-cell table:formula="of:=(1/(SQRT(2*3.1415926535)*[.C$2])) * EXP( -([.E21]-[.C$3])*([.E21]-[.C$3]) /  (2*[.C$2]*[.C$2]))" office:value-type="float" office:value="0.075284358039777">
            <text:p>0,075284358</text:p>
          </table:table-cell>
          <table:table-cell table:formula="of:=[.F21]+[.G20]" office:value-type="float" office:value="0.809784353120716">
            <text:p>0,809784353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1]+[.C$7]" office:value-type="float" office:value="19">
            <text:p>19</text:p>
          </table:table-cell>
          <table:table-cell table:formula="of:=(1/(SQRT(2*3.1415926535)*[.C$2])) * EXP( -([.E22]-[.C$3])*([.E22]-[.C$3]) /  (2*[.C$2]*[.C$2]))" office:value-type="float" office:value="0.0604926811306503">
            <text:p>0,0604926811</text:p>
          </table:table-cell>
          <table:table-cell table:formula="of:=[.F22]+[.G21]" office:value-type="float" office:value="0.870277034251366">
            <text:p>0,870277034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2]+[.C$7]" office:value-type="float" office:value="20">
            <text:p>20</text:p>
          </table:table-cell>
          <table:table-cell table:formula="of:=(1/(SQRT(2*3.1415926535)*[.C$2])) * EXP( -([.E23]-[.C$3])*([.E23]-[.C$3]) /  (2*[.C$2]*[.C$2]))" office:value-type="float" office:value="0.045662271347908">
            <text:p>0,0456622713</text:p>
          </table:table-cell>
          <table:table-cell table:formula="of:=[.F23]+[.G22]" office:value-type="float" office:value="0.915939305599274">
            <text:p>0,915939305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3]+[.C$7]" office:value-type="float" office:value="21">
            <text:p>21</text:p>
          </table:table-cell>
          <table:table-cell table:formula="of:=(1/(SQRT(2*3.1415926535)*[.C$2])) * EXP( -([.E24]-[.C$3])*([.E24]-[.C$3]) /  (2*[.C$2]*[.C$2]))" office:value-type="float" office:value="0.0323793989169357">
            <text:p>0,0323793989</text:p>
          </table:table-cell>
          <table:table-cell table:formula="of:=[.F24]+[.G23]" office:value-type="float" office:value="0.94831870451621">
            <text:p>0,948318704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4]+[.C$7]" office:value-type="float" office:value="22">
            <text:p>22</text:p>
          </table:table-cell>
          <table:table-cell table:formula="of:=(1/(SQRT(2*3.1415926535)*[.C$2])) * EXP( -([.E25]-[.C$3])*([.E25]-[.C$3]) /  (2*[.C$2]*[.C$2]))" office:value-type="float" office:value="0.0215693297069361">
            <text:p>0,0215693297</text:p>
          </table:table-cell>
          <table:table-cell table:formula="of:=[.F25]+[.G24]" office:value-type="float" office:value="0.969888034223146">
            <text:p>0,969888034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5]+[.C$7]" office:value-type="float" office:value="23">
            <text:p>23</text:p>
          </table:table-cell>
          <table:table-cell table:formula="of:=(1/(SQRT(2*3.1415926535)*[.C$2])) * EXP( -([.E26]-[.C$3])*([.E26]-[.C$3]) /  (2*[.C$2]*[.C$2]))" office:value-type="float" office:value="0.0134977416284899">
            <text:p>0,0134977416</text:p>
          </table:table-cell>
          <table:table-cell table:formula="of:=[.F26]+[.G25]" office:value-type="float" office:value="0.983385775851636">
            <text:p>0,983385775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6]+[.C$7]" office:value-type="float" office:value="24">
            <text:p>24</text:p>
          </table:table-cell>
          <table:table-cell table:formula="of:=(1/(SQRT(2*3.1415926535)*[.C$2])) * EXP( -([.E27]-[.C$3])*([.E27]-[.C$3]) /  (2*[.C$2]*[.C$2]))" office:value-type="float" office:value="0.00793491295903025">
            <text:p>0,007934913</text:p>
          </table:table-cell>
          <table:table-cell table:formula="of:=[.F27]+[.G26]" office:value-type="float" office:value="0.991320688810666">
            <text:p>0,991320688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7]+[.C$7]" office:value-type="float" office:value="25">
            <text:p>25</text:p>
          </table:table-cell>
          <table:table-cell table:formula="of:=(1/(SQRT(2*3.1415926535)*[.C$2])) * EXP( -([.E28]-[.C$3])*([.E28]-[.C$3]) /  (2*[.C$2]*[.C$2]))" office:value-type="float" office:value="0.00438207512345476">
            <text:p>0,0043820751</text:p>
          </table:table-cell>
          <table:table-cell table:formula="of:=[.F28]+[.G27]" office:value-type="float" office:value="0.995702763934121">
            <text:p>0,995702763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8]+[.C$7]" office:value-type="float" office:value="26">
            <text:p>26</text:p>
          </table:table-cell>
          <table:table-cell table:formula="of:=(1/(SQRT(2*3.1415926535)*[.C$2])) * EXP( -([.E29]-[.C$3])*([.E29]-[.C$3]) /  (2*[.C$2]*[.C$2]))" office:value-type="float" office:value="0.00227339062543025">
            <text:p>0,0022733906</text:p>
          </table:table-cell>
          <table:table-cell table:formula="of:=[.F29]+[.G28]" office:value-type="float" office:value="0.997976154559551">
            <text:p>0,997976154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9]+[.C$7]" office:value-type="float" office:value="27">
            <text:p>27</text:p>
          </table:table-cell>
          <table:table-cell table:formula="of:=(1/(SQRT(2*3.1415926535)*[.C$2])) * EXP( -([.E30]-[.C$3])*([.E30]-[.C$3]) /  (2*[.C$2]*[.C$2]))" office:value-type="float" office:value="0.00110796210300034">
            <text:p>0,0011079621</text:p>
          </table:table-cell>
          <table:table-cell table:formula="of:=[.F30]+[.G29]" office:value-type="float" office:value="0.999084116662552">
            <text:p>0,999084116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0]+[.C$7]" office:value-type="float" office:value="28">
            <text:p>28</text:p>
          </table:table-cell>
          <table:table-cell table:formula="of:=(1/(SQRT(2*3.1415926535)*[.C$2])) * EXP( -([.E31]-[.C$3])*([.E31]-[.C$3]) /  (2*[.C$2]*[.C$2]))" office:value-type="float" office:value="0.000507262014332191">
            <text:p>0,000507262</text:p>
          </table:table-cell>
          <table:table-cell table:formula="of:=[.F31]+[.G30]" office:value-type="float" office:value="0.999591378676884">
            <text:p>0,999591378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1]+[.C$7]" office:value-type="float" office:value="29">
            <text:p>29</text:p>
          </table:table-cell>
          <table:table-cell table:formula="of:=(1/(SQRT(2*3.1415926535)*[.C$2])) * EXP( -([.E32]-[.C$3])*([.E32]-[.C$3]) /  (2*[.C$2]*[.C$2]))" office:value-type="float" office:value="0.000218170673764558">
            <text:p>0,0002181707</text:p>
          </table:table-cell>
          <table:table-cell table:formula="of:=[.F32]+[.G31]" office:value-type="float" office:value="0.999809549350648">
            <text:p>0,999809549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2]+[.C$7]" office:value-type="float" office:value="30">
            <text:p>30</text:p>
          </table:table-cell>
          <table:table-cell table:formula="of:=(1/(SQRT(2*3.1415926535)*[.C$2])) * EXP( -([.E33]-[.C$3])*([.E33]-[.C$3]) /  (2*[.C$2]*[.C$2]))" office:value-type="float" office:value="0.0000881489205931211">
            <text:p>8,81489205931211E-005</text:p>
          </table:table-cell>
          <table:table-cell table:formula="of:=[.F33]+[.G32]" office:value-type="float" office:value="0.999897698271242">
            <text:p>0,9998976983</text:p>
          </table:table-cell>
          <table:table-cell table:number-columns-repeated="1017"/>
        </table:table-row>
        <table:table-row table:style-name="ro1" table:number-rows-repeated="33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2" table:default-cell-style-name="Excel_20_Built-in_20_Normal"/>
        <table:table-column table:style-name="co8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igma</text:p>
          </table:table-cell>
          <table:table-cell table:style-name="ce1" office:value-type="float" office:value="3.5">
            <text:p>3,5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f(x)</text:p>
          </table:table-cell>
          <table:table-cell table:style-name="ce1" office:value-type="string">
            <text:p>x</text:p>
          </table:table-cell>
          <table:table-cell table:style-name="ce1" office:value-type="string">
            <text:p>g(x)</text:p>
          </table:table-cell>
          <table:table-cell table:style-name="ce1" office:value-type="string">
            <text:p>h(x)</text:p>
          </table:table-cell>
          <table:table-cell table:style-name="ce1" office:value-type="string">
            <text:p>sum Dh(x)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office:value-type="float" office:value="12">
            <text:p>12</text:p>
          </table:table-cell>
          <table:table-cell/>
          <table:table-cell table:style-name="ce1" table:formula="of:=[.C6]" office:value-type="float" office:value="0">
            <text:p>0</text:p>
          </table:table-cell>
          <table:table-cell table:formula="of:=[.C$4]*(1/(SQRT(2*3.1415926535)*[.C$2])) * EXP( -([.E3]-[.C$3])*([.E3]-[.C$3]) /  (2*[.C$2]*[.C$2]))" office:value-type="float" office:value="0.00159670266642545">
            <text:p>0,0015967027</text:p>
          </table:table-cell>
          <table:table-cell table:style-name="ce1" table:formula="of:=[.C14]" office:value-type="float" office:value="0">
            <text:p>0</text:p>
          </table:table-cell>
          <table:table-cell table:formula="of:=[.C$12]*(1/(SQRT(2*3.1415926535)*[.C$10])) * EXP( -([.G3]-[.C$11])*([.G3]-[.C$11]) /  (2*[.C$10]*[.C$10]))" office:value-type="float" office:value="-0.000000000108911002291416">
            <text:p>-1,08911002291416E-010</text:p>
          </table:table-cell>
          <table:table-cell table:formula="of:=([.F3]+[.H3])*[.C$17] + [.C$18]" office:value-type="float" office:value="0.105588458951301">
            <text:p>0,105588459</text:p>
          </table:table-cell>
          <table:table-cell table:formula="of:=MIN([.I3];1)" office:value-type="float" office:value="0.105588458951301">
            <text:p>0,105588459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coeff</text:p>
          </table:table-cell>
          <table:table-cell table:style-name="ce1" office:value-type="float" office:value="5">
            <text:p>5</text:p>
          </table:table-cell>
          <table:table-cell/>
          <table:table-cell table:style-name="ce1" table:formula="of:=[.E3]+[.C$7]" office:value-type="float" office:value="1">
            <text:p>1</text:p>
          </table:table-cell>
          <table:table-cell table:formula="of:=[.C$4]*(1/(SQRT(2*3.1415926535)*[.C$2])) * EXP( -([.E4]-[.C$3])*([.E4]-[.C$3]) /  (2*[.C$2]*[.C$2]))" office:value-type="float" office:value="0.00408252708202279">
            <text:p>0,0040825271</text:p>
          </table:table-cell>
          <table:table-cell table:style-name="ce1" table:formula="of:=[.G3]+[.C$15]" office:value-type="float" office:value="1">
            <text:p>1</text:p>
          </table:table-cell>
          <table:table-cell table:formula="of:=[.C$12]*(1/(SQRT(2*3.1415926535)*[.C$10])) * EXP( -([.G4]-[.C$11])*([.G4]-[.C$11]) /  (2*[.C$10]*[.C$10]))" office:value-type="float" office:value="-0.00000000378921355788075">
            <text:p>-3,78921355788075E-009</text:p>
          </table:table-cell>
          <table:table-cell table:formula="of:=([.F4]+[.H4])*[.C$17] + [.C$18]" office:value-type="float" office:value="0.114288831524832">
            <text:p>0,1142888315</text:p>
          </table:table-cell>
          <table:table-cell table:formula="of:=MIN([.I4];1)+[.J3]" office:value-type="float" office:value="0.219877290476133">
            <text:p>0,2198772905</text:p>
          </table:table-cell>
          <table:table-cell>
            <draw:frame table:end-cell-address="Feuil2.V22" table:end-x="1.592cm" table:end-y="0.083cm" draw:z-index="0" draw:style-name="gr1" draw:text-style-name="P1" svg:width="22.1cm" svg:height="8.969cm" svg:x="1.091cm" svg:y="0.002cm">
              <draw:object draw:notify-on-update-of-ranges="Feuil2.E3:Feuil2.E26 Feuil2.F3:Feuil2.F26 Feuil2.H3:Feuil2.H26 Feuil2.I3:Feuil2.I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formula="of:=[.E4]+[.C$7]" office:value-type="float" office:value="2">
            <text:p>2</text:p>
          </table:table-cell>
          <table:table-cell table:formula="of:=[.C$4]*(1/(SQRT(2*3.1415926535)*[.C$2])) * EXP( -([.E5]-[.C$3])*([.E5]-[.C$3]) /  (2*[.C$2]*[.C$2]))" office:value-type="float" office:value="0.00962014210760926">
            <text:p>0,0096201421</text:p>
          </table:table-cell>
          <table:table-cell table:style-name="ce1" table:formula="of:=[.G4]+[.C$15]" office:value-type="float" office:value="2">
            <text:p>2</text:p>
          </table:table-cell>
          <table:table-cell table:formula="of:=[.C$12]*(1/(SQRT(2*3.1415926535)*[.C$10])) * EXP( -([.G5]-[.C$11])*([.G5]-[.C$11]) /  (2*[.C$10]*[.C$10]))" office:value-type="float" office:value="-0.0000000968244198636415">
            <text:p>-9,68244198636415E-008</text:p>
          </table:table-cell>
          <table:table-cell table:formula="of:=([.F5]+[.H5])*[.C$17] + [.C$18]" office:value-type="float" office:value="0.133670158491163">
            <text:p>0,1336701585</text:p>
          </table:table-cell>
          <table:table-cell table:formula="of:=MIN([.I5];1)+[.J4]" office:value-type="float" office:value="0.353547448967296">
            <text:p>0,353547449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/>
          <table:table-cell table:style-name="ce1" table:formula="of:=[.E5]+[.C$7]" office:value-type="float" office:value="3">
            <text:p>3</text:p>
          </table:table-cell>
          <table:table-cell table:formula="of:=[.C$4]*(1/(SQRT(2*3.1415926535)*[.C$2])) * EXP( -([.E6]-[.C$3])*([.E6]-[.C$3]) /  (2*[.C$2]*[.C$2]))" office:value-type="float" office:value="0.0208920612173443">
            <text:p>0,0208920612</text:p>
          </table:table-cell>
          <table:table-cell table:style-name="ce1" table:formula="of:=[.G5]+[.C$15]" office:value-type="float" office:value="3">
            <text:p>3</text:p>
          </table:table-cell>
          <table:table-cell table:formula="of:=[.C$12]*(1/(SQRT(2*3.1415926535)*[.C$10])) * EXP( -([.G6]-[.C$11])*([.G6]-[.C$11]) /  (2*[.C$10]*[.C$10]))" office:value-type="float" office:value="-0.00000181710162914567">
            <text:p>-1,81710162914567E-006</text:p>
          </table:table-cell>
          <table:table-cell table:formula="of:=([.F6]+[.H6])*[.C$17] + [.C$18]" office:value-type="float" office:value="0.173115854405003">
            <text:p>0,1731158544</text:p>
          </table:table-cell>
          <table:table-cell table:formula="of:=MIN([.I6];1)+[.J5]" office:value-type="float" office:value="0.526663303372299">
            <text:p>0,5266633034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office:value-type="float" office:value="1">
            <text:p>1</text:p>
          </table:table-cell>
          <table:table-cell/>
          <table:table-cell table:style-name="ce1" table:formula="of:=[.E6]+[.C$7]" office:value-type="float" office:value="4">
            <text:p>4</text:p>
          </table:table-cell>
          <table:table-cell table:formula="of:=[.C$4]*(1/(SQRT(2*3.1415926535)*[.C$2])) * EXP( -([.E7]-[.C$3])*([.E7]-[.C$3]) /  (2*[.C$2]*[.C$2]))" office:value-type="float" office:value="0.0418146514708273">
            <text:p>0,0418146515</text:p>
          </table:table-cell>
          <table:table-cell table:style-name="ce1" table:formula="of:=[.G6]+[.C$15]" office:value-type="float" office:value="4">
            <text:p>4</text:p>
          </table:table-cell>
          <table:table-cell table:formula="of:=[.C$12]*(1/(SQRT(2*3.1415926535)*[.C$10])) * EXP( -([.G7]-[.C$11])*([.G7]-[.C$11]) /  (2*[.C$10]*[.C$10]))" office:value-type="float" office:value="-0.0000250456337354256">
            <text:p>-2,50456337354256E-005</text:p>
          </table:table-cell>
          <table:table-cell table:formula="of:=([.F7]+[.H7])*[.C$17] + [.C$18]" office:value-type="float" office:value="0.246263620429821">
            <text:p>0,2462636204</text:p>
          </table:table-cell>
          <table:table-cell table:formula="of:=MIN([.I7];1)+[.J6]" office:value-type="float" office:value="0.77292692380212">
            <text:p>0,7729269238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7]+[.C$7]" office:value-type="float" office:value="5">
            <text:p>5</text:p>
          </table:table-cell>
          <table:table-cell table:formula="of:=[.C$4]*(1/(SQRT(2*3.1415926535)*[.C$2])) * EXP( -([.E8]-[.C$3])*([.E8]-[.C$3]) /  (2*[.C$2]*[.C$2]))" office:value-type="float" office:value="0.0771299521627995">
            <text:p>0,0771299522</text:p>
          </table:table-cell>
          <table:table-cell table:style-name="ce1" table:formula="of:=[.G7]+[.C$15]" office:value-type="float" office:value="5">
            <text:p>5</text:p>
          </table:table-cell>
          <table:table-cell table:formula="of:=[.C$12]*(1/(SQRT(2*3.1415926535)*[.C$10])) * EXP( -([.G8]-[.C$11])*([.G8]-[.C$11]) /  (2*[.C$10]*[.C$10]))" office:value-type="float" office:value="-0.000253538155164415">
            <text:p>-0,0002535382</text:p>
          </table:table-cell>
          <table:table-cell table:formula="of:=([.F8]+[.H8])*[.C$17] + [.C$18]" office:value-type="float" office:value="0.369067449026723">
            <text:p>0,369067449</text:p>
          </table:table-cell>
          <table:table-cell table:formula="of:=MIN([.I8];1)+[.J7]" office:value-type="float" office:value="1.14199437282884">
            <text:p>1,1419943728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8]+[.C$7]" office:value-type="float" office:value="6">
            <text:p>6</text:p>
          </table:table-cell>
          <table:table-cell table:formula="of:=[.C$4]*(1/(SQRT(2*3.1415926535)*[.C$2])) * EXP( -([.E9]-[.C$3])*([.E9]-[.C$3]) /  (2*[.C$2]*[.C$2]))" office:value-type="float" office:value="0.1311188199506">
            <text:p>0,13111882</text:p>
          </table:table-cell>
          <table:table-cell table:style-name="ce1" table:formula="of:=[.G8]+[.C$15]" office:value-type="float" office:value="6">
            <text:p>6</text:p>
          </table:table-cell>
          <table:table-cell table:formula="of:=[.C$12]*(1/(SQRT(2*3.1415926535)*[.C$10])) * EXP( -([.G9]-[.C$11])*([.G9]-[.C$11]) /  (2*[.C$10]*[.C$10]))" office:value-type="float" office:value="-0.00188500766216051">
            <text:p>-0,0018850077</text:p>
          </table:table-cell>
          <table:table-cell table:formula="of:=([.F9]+[.H9])*[.C$17] + [.C$18]" office:value-type="float" office:value="0.552318343009537">
            <text:p>0,552318343</text:p>
          </table:table-cell>
          <table:table-cell table:formula="of:=MIN([.I9];1)+[.J8]" office:value-type="float" office:value="1.69431271583838">
            <text:p>1,694312715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sigma2</text:p>
          </table:table-cell>
          <table:table-cell table:style-name="ce2" office:value-type="float" office:value="1.8">
            <text:p>1,8</text:p>
          </table:table-cell>
          <table:table-cell/>
          <table:table-cell table:style-name="ce1" table:formula="of:=[.E9]+[.C$7]" office:value-type="float" office:value="7">
            <text:p>7</text:p>
          </table:table-cell>
          <table:table-cell table:formula="of:=[.C$4]*(1/(SQRT(2*3.1415926535)*[.C$2])) * EXP( -([.E10]-[.C$3])*([.E10]-[.C$3]) /  (2*[.C$2]*[.C$2]))" office:value-type="float" office:value="0.205425518215605">
            <text:p>0,2054255182</text:p>
          </table:table-cell>
          <table:table-cell table:style-name="ce1" table:formula="of:=[.G9]+[.C$15]" office:value-type="float" office:value="7">
            <text:p>7</text:p>
          </table:table-cell>
          <table:table-cell table:formula="of:=[.C$12]*(1/(SQRT(2*3.1415926535)*[.C$10])) * EXP( -([.G10]-[.C$11])*([.G10]-[.C$11]) /  (2*[.C$10]*[.C$10]))" office:value-type="float" office:value="-0.0102929865918473">
            <text:p>-0,0102929866</text:p>
          </table:table-cell>
          <table:table-cell table:formula="of:=([.F10]+[.H10])*[.C$17] + [.C$18]" office:value-type="float" office:value="0.782963860683151">
            <text:p>0,7829638607</text:p>
          </table:table-cell>
          <table:table-cell table:formula="of:=MIN([.I10];1)+[.J9]" office:value-type="float" office:value="2.47727657652153">
            <text:p>2,477276576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nu2</text:p>
          </table:table-cell>
          <table:table-cell table:style-name="ce2" office:value-type="float" office:value="12">
            <text:p>12</text:p>
          </table:table-cell>
          <table:table-cell/>
          <table:table-cell table:style-name="ce1" table:formula="of:=[.E10]+[.C$7]" office:value-type="float" office:value="8">
            <text:p>8</text:p>
          </table:table-cell>
          <table:table-cell table:formula="of:=[.C$4]*(1/(SQRT(2*3.1415926535)*[.C$2])) * EXP( -([.E11]-[.C$3])*([.E11]-[.C$3]) /  (2*[.C$2]*[.C$2]))" office:value-type="float" office:value="0.296613654454525">
            <text:p>0,2966136545</text:p>
          </table:table-cell>
          <table:table-cell table:style-name="ce1" table:formula="of:=[.G10]+[.C$15]" office:value-type="float" office:value="8">
            <text:p>8</text:p>
          </table:table-cell>
          <table:table-cell table:formula="of:=[.C$12]*(1/(SQRT(2*3.1415926535)*[.C$10])) * EXP( -([.G11]-[.C$11])*([.G11]-[.C$11]) /  (2*[.C$10]*[.C$10]))" office:value-type="float" office:value="-0.0412789068214763">
            <text:p>-0,0412789068</text:p>
          </table:table-cell>
          <table:table-cell table:formula="of:=([.F11]+[.H11])*[.C$17] + [.C$18]" office:value-type="float" office:value="0.993671616715672">
            <text:p>0,9936716167</text:p>
          </table:table-cell>
          <table:table-cell table:formula="of:=MIN([.I11];1)+[.J10]" office:value-type="float" office:value="3.4709481932372">
            <text:p>3,4709481932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coeff2</text:p>
          </table:table-cell>
          <table:table-cell table:style-name="ce1" office:value-type="float" office:value="-2.2">
            <text:p>-2,2</text:p>
          </table:table-cell>
          <table:table-cell/>
          <table:table-cell table:style-name="ce1" table:formula="of:=[.E11]+[.C$7]" office:value-type="float" office:value="9">
            <text:p>9</text:p>
          </table:table-cell>
          <table:table-cell table:formula="of:=[.C$4]*(1/(SQRT(2*3.1415926535)*[.C$2])) * EXP( -([.E12]-[.C$3])*([.E12]-[.C$3]) /  (2*[.C$2]*[.C$2]))" office:value-type="float" office:value="0.39470740791207">
            <text:p>0,3947074079</text:p>
          </table:table-cell>
          <table:table-cell table:style-name="ce1" table:formula="of:=[.G11]+[.C$15]" office:value-type="float" office:value="9">
            <text:p>9</text:p>
          </table:table-cell>
          <table:table-cell table:formula="of:=[.C$12]*(1/(SQRT(2*3.1415926535)*[.C$10])) * EXP( -([.G12]-[.C$11])*([.G12]-[.C$11]) /  (2*[.C$10]*[.C$10]))" office:value-type="float" office:value="-0.121583169637319">
            <text:p>-0,1215831696</text:p>
          </table:table-cell>
          <table:table-cell table:formula="of:=([.F12]+[.H12])*[.C$17] + [.C$18]" office:value-type="float" office:value="1.05593483396163">
            <text:p>1,055934834</text:p>
          </table:table-cell>
          <table:table-cell table:formula="of:=MIN([.I12];1)+[.J11]" office:value-type="float" office:value="4.4709481932372">
            <text:p>4,4709481932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12]+[.C$7]" office:value-type="float" office:value="10">
            <text:p>10</text:p>
          </table:table-cell>
          <table:table-cell table:formula="of:=[.C$4]*(1/(SQRT(2*3.1415926535)*[.C$2])) * EXP( -([.E13]-[.C$3])*([.E13]-[.C$3]) /  (2*[.C$2]*[.C$2]))" office:value-type="float" office:value="0.484068479659472">
            <text:p>0,4840684797</text:p>
          </table:table-cell>
          <table:table-cell table:style-name="ce1" table:formula="of:=[.G12]+[.C$15]" office:value-type="float" office:value="10">
            <text:p>10</text:p>
          </table:table-cell>
          <table:table-cell table:formula="of:=[.C$12]*(1/(SQRT(2*3.1415926535)*[.C$10])) * EXP( -([.G13]-[.C$11])*([.G13]-[.C$11]) /  (2*[.C$10]*[.C$10]))" office:value-type="float" office:value="-0.263013007896352">
            <text:p>-0,2630130079</text:p>
          </table:table-cell>
          <table:table-cell table:formula="of:=([.F13]+[.H13])*[.C$17] + [.C$18]" office:value-type="float" office:value="0.873694151170917">
            <text:p>0,8736941512</text:p>
          </table:table-cell>
          <table:table-cell table:formula="of:=MIN([.I13];1)+[.J12]" office:value-type="float" office:value="5.34464234440812">
            <text:p>5,3446423444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initValue</text:p>
          </table:table-cell>
          <table:table-cell table:style-name="ce1" office:value-type="float" office:value="0">
            <text:p>0</text:p>
          </table:table-cell>
          <table:table-cell/>
          <table:table-cell table:style-name="ce1" table:formula="of:=[.E13]+[.C$7]" office:value-type="float" office:value="11">
            <text:p>11</text:p>
          </table:table-cell>
          <table:table-cell table:formula="of:=[.C$4]*(1/(SQRT(2*3.1415926535)*[.C$2])) * EXP( -([.E14]-[.C$3])*([.E14]-[.C$3]) /  (2*[.C$2]*[.C$2]))" office:value-type="float" office:value="0.547123942785265">
            <text:p>0,5471239428</text:p>
          </table:table-cell>
          <table:table-cell table:style-name="ce1" table:formula="of:=[.G13]+[.C$15]" office:value-type="float" office:value="11">
            <text:p>11</text:p>
          </table:table-cell>
          <table:table-cell table:formula="of:=[.C$12]*(1/(SQRT(2*3.1415926535)*[.C$10])) * EXP( -([.G14]-[.C$11])*([.G14]-[.C$11]) /  (2*[.C$10]*[.C$10]))" office:value-type="float" office:value="-0.417868359542352">
            <text:p>-0,4178683595</text:p>
          </table:table-cell>
          <table:table-cell table:formula="of:=([.F14]+[.H14])*[.C$17] + [.C$18]" office:value-type="float" office:value="0.552394541350196">
            <text:p>0,5523945414</text:p>
          </table:table-cell>
          <table:table-cell table:formula="of:=MIN([.I14];1)+[.J13]" office:value-type="float" office:value="5.89703688575831">
            <text:p>5,8970368858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pas</text:p>
          </table:table-cell>
          <table:table-cell table:style-name="ce1" office:value-type="float" office:value="1">
            <text:p>1</text:p>
          </table:table-cell>
          <table:table-cell/>
          <table:table-cell table:style-name="ce1" table:formula="of:=[.E14]+[.C$7]" office:value-type="float" office:value="12">
            <text:p>12</text:p>
          </table:table-cell>
          <table:table-cell table:formula="of:=[.C$4]*(1/(SQRT(2*3.1415926535)*[.C$2])) * EXP( -([.E15]-[.C$3])*([.E15]-[.C$3]) /  (2*[.C$2]*[.C$2]))" office:value-type="float" office:value="0.569917543438763">
            <text:p>0,5699175434</text:p>
          </table:table-cell>
          <table:table-cell table:style-name="ce1" table:formula="of:=[.G14]+[.C$15]" office:value-type="float" office:value="12">
            <text:p>12</text:p>
          </table:table-cell>
          <table:table-cell table:formula="of:=[.C$12]*(1/(SQRT(2*3.1415926535)*[.C$10])) * EXP( -([.G15]-[.C$11])*([.G15]-[.C$11]) /  (2*[.C$10]*[.C$10]))" office:value-type="float" office:value="-0.487596120497608">
            <text:p>-0,4875961205</text:p>
          </table:table-cell>
          <table:table-cell table:formula="of:=([.F15]+[.H15])*[.C$17] + [.C$18]" office:value-type="float" office:value="0.388124980294041">
            <text:p>0,3881249803</text:p>
          </table:table-cell>
          <table:table-cell table:formula="of:=MIN([.I15];1)+[.J14]" office:value-type="float" office:value="6.28516186605236">
            <text:p>6,285161866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15]+[.C$7]" office:value-type="float" office:value="13">
            <text:p>13</text:p>
          </table:table-cell>
          <table:table-cell table:formula="of:=[.C$4]*(1/(SQRT(2*3.1415926535)*[.C$2])) * EXP( -([.E16]-[.C$3])*([.E16]-[.C$3]) /  (2*[.C$2]*[.C$2]))" office:value-type="float" office:value="0.547123942785265">
            <text:p>0,5471239428</text:p>
          </table:table-cell>
          <table:table-cell table:style-name="ce1" table:formula="of:=[.G15]+[.C$15]" office:value-type="float" office:value="13">
            <text:p>13</text:p>
          </table:table-cell>
          <table:table-cell table:formula="of:=[.C$12]*(1/(SQRT(2*3.1415926535)*[.C$10])) * EXP( -([.G16]-[.C$11])*([.G16]-[.C$11]) /  (2*[.C$10]*[.C$10]))" office:value-type="float" office:value="-0.417868359542352">
            <text:p>-0,4178683595</text:p>
          </table:table-cell>
          <table:table-cell table:formula="of:=([.F16]+[.H16])*[.C$17] + [.C$18]" office:value-type="float" office:value="0.552394541350196">
            <text:p>0,5523945414</text:p>
          </table:table-cell>
          <table:table-cell table:formula="of:=MIN([.I16];1)+[.J15]" office:value-type="float" office:value="6.83755640740255">
            <text:p>6,8375564074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coeff H</text:p>
          </table:table-cell>
          <table:table-cell table:style-name="ce1" office:value-type="float" office:value="3.5">
            <text:p>3,5</text:p>
          </table:table-cell>
          <table:table-cell/>
          <table:table-cell table:style-name="ce1" table:formula="of:=[.E16]+[.C$7]" office:value-type="float" office:value="14">
            <text:p>14</text:p>
          </table:table-cell>
          <table:table-cell table:formula="of:=[.C$4]*(1/(SQRT(2*3.1415926535)*[.C$2])) * EXP( -([.E17]-[.C$3])*([.E17]-[.C$3]) /  (2*[.C$2]*[.C$2]))" office:value-type="float" office:value="0.484068479659472">
            <text:p>0,4840684797</text:p>
          </table:table-cell>
          <table:table-cell table:style-name="ce1" table:formula="of:=[.G16]+[.C$15]" office:value-type="float" office:value="14">
            <text:p>14</text:p>
          </table:table-cell>
          <table:table-cell table:formula="of:=[.C$12]*(1/(SQRT(2*3.1415926535)*[.C$10])) * EXP( -([.G17]-[.C$11])*([.G17]-[.C$11]) /  (2*[.C$10]*[.C$10]))" office:value-type="float" office:value="-0.263013007896352">
            <text:p>-0,2630130079</text:p>
          </table:table-cell>
          <table:table-cell table:formula="of:=([.F17]+[.H17])*[.C$17] + [.C$18]" office:value-type="float" office:value="0.873694151170917">
            <text:p>0,8736941512</text:p>
          </table:table-cell>
          <table:table-cell table:formula="of:=MIN([.I17];1)+[.J16]" office:value-type="float" office:value="7.71125055857347">
            <text:p>7,7112505586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k</text:p>
          </table:table-cell>
          <table:table-cell table:style-name="ce1" office:value-type="float" office:value="0.1">
            <text:p>0,1</text:p>
          </table:table-cell>
          <table:table-cell/>
          <table:table-cell table:style-name="ce1" table:formula="of:=[.E17]+[.C$7]" office:value-type="float" office:value="15">
            <text:p>15</text:p>
          </table:table-cell>
          <table:table-cell table:formula="of:=[.C$4]*(1/(SQRT(2*3.1415926535)*[.C$2])) * EXP( -([.E18]-[.C$3])*([.E18]-[.C$3]) /  (2*[.C$2]*[.C$2]))" office:value-type="float" office:value="0.39470740791207">
            <text:p>0,3947074079</text:p>
          </table:table-cell>
          <table:table-cell table:style-name="ce1" table:formula="of:=[.G17]+[.C$15]" office:value-type="float" office:value="15">
            <text:p>15</text:p>
          </table:table-cell>
          <table:table-cell table:formula="of:=[.C$12]*(1/(SQRT(2*3.1415926535)*[.C$10])) * EXP( -([.G18]-[.C$11])*([.G18]-[.C$11]) /  (2*[.C$10]*[.C$10]))" office:value-type="float" office:value="-0.121583169637319">
            <text:p>-0,1215831696</text:p>
          </table:table-cell>
          <table:table-cell table:formula="of:=([.F18]+[.H18])*[.C$17] + [.C$18]" office:value-type="float" office:value="1.05593483396163">
            <text:p>1,055934834</text:p>
          </table:table-cell>
          <table:table-cell table:formula="of:=MIN([.I18];1)+[.J17]" office:value-type="float" office:value="8.71125055857347">
            <text:p>8,711250558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18]+[.C$7]" office:value-type="float" office:value="16">
            <text:p>16</text:p>
          </table:table-cell>
          <table:table-cell table:formula="of:=[.C$4]*(1/(SQRT(2*3.1415926535)*[.C$2])) * EXP( -([.E19]-[.C$3])*([.E19]-[.C$3]) /  (2*[.C$2]*[.C$2]))" office:value-type="float" office:value="0.296613654454525">
            <text:p>0,2966136545</text:p>
          </table:table-cell>
          <table:table-cell table:style-name="ce1" table:formula="of:=[.G18]+[.C$15]" office:value-type="float" office:value="16">
            <text:p>16</text:p>
          </table:table-cell>
          <table:table-cell table:formula="of:=[.C$12]*(1/(SQRT(2*3.1415926535)*[.C$10])) * EXP( -([.G19]-[.C$11])*([.G19]-[.C$11]) /  (2*[.C$10]*[.C$10]))" office:value-type="float" office:value="-0.0412789068214763">
            <text:p>-0,0412789068</text:p>
          </table:table-cell>
          <table:table-cell table:formula="of:=([.F19]+[.H19])*[.C$17] + [.C$18]" office:value-type="float" office:value="0.993671616715672">
            <text:p>0,9936716167</text:p>
          </table:table-cell>
          <table:table-cell table:formula="of:=MIN([.I19];1)+[.J18]" office:value-type="float" office:value="9.70492217528914">
            <text:p>9,704922175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19]+[.C$7]" office:value-type="float" office:value="17">
            <text:p>17</text:p>
          </table:table-cell>
          <table:table-cell table:formula="of:=[.C$4]*(1/(SQRT(2*3.1415926535)*[.C$2])) * EXP( -([.E20]-[.C$3])*([.E20]-[.C$3]) /  (2*[.C$2]*[.C$2]))" office:value-type="float" office:value="0.205425518215605">
            <text:p>0,2054255182</text:p>
          </table:table-cell>
          <table:table-cell table:style-name="ce1" table:formula="of:=[.G19]+[.C$15]" office:value-type="float" office:value="17">
            <text:p>17</text:p>
          </table:table-cell>
          <table:table-cell table:formula="of:=[.C$12]*(1/(SQRT(2*3.1415926535)*[.C$10])) * EXP( -([.G20]-[.C$11])*([.G20]-[.C$11]) /  (2*[.C$10]*[.C$10]))" office:value-type="float" office:value="-0.0102929865918473">
            <text:p>-0,0102929866</text:p>
          </table:table-cell>
          <table:table-cell table:formula="of:=([.F20]+[.H20])*[.C$17] + [.C$18]" office:value-type="float" office:value="0.782963860683151">
            <text:p>0,7829638607</text:p>
          </table:table-cell>
          <table:table-cell table:formula="of:=MIN([.I20];1)+[.J19]" office:value-type="float" office:value="10.4878860359723">
            <text:p>10,48788603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20]+[.C$7]" office:value-type="float" office:value="18">
            <text:p>18</text:p>
          </table:table-cell>
          <table:table-cell table:formula="of:=[.C$4]*(1/(SQRT(2*3.1415926535)*[.C$2])) * EXP( -([.E21]-[.C$3])*([.E21]-[.C$3]) /  (2*[.C$2]*[.C$2]))" office:value-type="float" office:value="0.1311188199506">
            <text:p>0,13111882</text:p>
          </table:table-cell>
          <table:table-cell table:style-name="ce1" table:formula="of:=[.G20]+[.C$15]" office:value-type="float" office:value="18">
            <text:p>18</text:p>
          </table:table-cell>
          <table:table-cell table:formula="of:=[.C$12]*(1/(SQRT(2*3.1415926535)*[.C$10])) * EXP( -([.G21]-[.C$11])*([.G21]-[.C$11]) /  (2*[.C$10]*[.C$10]))" office:value-type="float" office:value="-0.00188500766216051">
            <text:p>-0,0018850077</text:p>
          </table:table-cell>
          <table:table-cell table:formula="of:=([.F21]+[.H21])*[.C$17] + [.C$18]" office:value-type="float" office:value="0.552318343009537">
            <text:p>0,552318343</text:p>
          </table:table-cell>
          <table:table-cell table:formula="of:=MIN([.I21];1)+[.J20]" office:value-type="float" office:value="11.0402043789818">
            <text:p>11,040204379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21]+[.C$7]" office:value-type="float" office:value="19">
            <text:p>19</text:p>
          </table:table-cell>
          <table:table-cell table:formula="of:=[.C$4]*(1/(SQRT(2*3.1415926535)*[.C$2])) * EXP( -([.E22]-[.C$3])*([.E22]-[.C$3]) /  (2*[.C$2]*[.C$2]))" office:value-type="float" office:value="0.0771299521627995">
            <text:p>0,0771299522</text:p>
          </table:table-cell>
          <table:table-cell table:style-name="ce1" table:formula="of:=[.G21]+[.C$15]" office:value-type="float" office:value="19">
            <text:p>19</text:p>
          </table:table-cell>
          <table:table-cell table:formula="of:=[.C$12]*(1/(SQRT(2*3.1415926535)*[.C$10])) * EXP( -([.G22]-[.C$11])*([.G22]-[.C$11]) /  (2*[.C$10]*[.C$10]))" office:value-type="float" office:value="-0.000253538155164415">
            <text:p>-0,0002535382</text:p>
          </table:table-cell>
          <table:table-cell table:formula="of:=([.F22]+[.H22])*[.C$17] + [.C$18]" office:value-type="float" office:value="0.369067449026723">
            <text:p>0,369067449</text:p>
          </table:table-cell>
          <table:table-cell table:formula="of:=MIN([.I22];1)+[.J21]" office:value-type="float" office:value="11.4092718280086">
            <text:p>11,409271828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22]+[.C$7]" office:value-type="float" office:value="20">
            <text:p>20</text:p>
          </table:table-cell>
          <table:table-cell table:formula="of:=[.C$4]*(1/(SQRT(2*3.1415926535)*[.C$2])) * EXP( -([.E23]-[.C$3])*([.E23]-[.C$3]) /  (2*[.C$2]*[.C$2]))" office:value-type="float" office:value="0.0418146514708273">
            <text:p>0,0418146515</text:p>
          </table:table-cell>
          <table:table-cell table:style-name="ce1" table:formula="of:=[.G22]+[.C$15]" office:value-type="float" office:value="20">
            <text:p>20</text:p>
          </table:table-cell>
          <table:table-cell table:formula="of:=[.C$12]*(1/(SQRT(2*3.1415926535)*[.C$10])) * EXP( -([.G23]-[.C$11])*([.G23]-[.C$11]) /  (2*[.C$10]*[.C$10]))" office:value-type="float" office:value="-0.0000250456337354256">
            <text:p>-2,50456337354256E-005</text:p>
          </table:table-cell>
          <table:table-cell table:formula="of:=([.F23]+[.H23])*[.C$17] + [.C$18]" office:value-type="float" office:value="0.246263620429821">
            <text:p>0,2462636204</text:p>
          </table:table-cell>
          <table:table-cell table:formula="of:=MIN([.I23];1)+[.J22]" office:value-type="float" office:value="11.6555354484384">
            <text:p>11,6555354484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23]+[.C$7]" office:value-type="float" office:value="21">
            <text:p>21</text:p>
          </table:table-cell>
          <table:table-cell table:formula="of:=[.C$4]*(1/(SQRT(2*3.1415926535)*[.C$2])) * EXP( -([.E24]-[.C$3])*([.E24]-[.C$3]) /  (2*[.C$2]*[.C$2]))" office:value-type="float" office:value="0.0208920612173443">
            <text:p>0,0208920612</text:p>
          </table:table-cell>
          <table:table-cell table:style-name="ce1" table:formula="of:=[.G23]+[.C$15]" office:value-type="float" office:value="21">
            <text:p>21</text:p>
          </table:table-cell>
          <table:table-cell table:formula="of:=[.C$12]*(1/(SQRT(2*3.1415926535)*[.C$10])) * EXP( -([.G24]-[.C$11])*([.G24]-[.C$11]) /  (2*[.C$10]*[.C$10]))" office:value-type="float" office:value="-0.00000181710162914567">
            <text:p>-1,81710162914567E-006</text:p>
          </table:table-cell>
          <table:table-cell table:formula="of:=([.F24]+[.H24])*[.C$17] + [.C$18]" office:value-type="float" office:value="0.173115854405003">
            <text:p>0,1731158544</text:p>
          </table:table-cell>
          <table:table-cell table:formula="of:=MIN([.I24];1)+[.J23]" office:value-type="float" office:value="11.8286513028434">
            <text:p>11,8286513028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24]+[.C$7]" office:value-type="float" office:value="22">
            <text:p>22</text:p>
          </table:table-cell>
          <table:table-cell table:formula="of:=[.C$4]*(1/(SQRT(2*3.1415926535)*[.C$2])) * EXP( -([.E25]-[.C$3])*([.E25]-[.C$3]) /  (2*[.C$2]*[.C$2]))" office:value-type="float" office:value="0.00962014210760926">
            <text:p>0,0096201421</text:p>
          </table:table-cell>
          <table:table-cell table:style-name="ce1" table:formula="of:=[.G24]+[.C$15]" office:value-type="float" office:value="22">
            <text:p>22</text:p>
          </table:table-cell>
          <table:table-cell table:formula="of:=[.C$12]*(1/(SQRT(2*3.1415926535)*[.C$10])) * EXP( -([.G25]-[.C$11])*([.G25]-[.C$11]) /  (2*[.C$10]*[.C$10]))" office:value-type="float" office:value="-0.0000000968244198636415">
            <text:p>-9,68244198636415E-008</text:p>
          </table:table-cell>
          <table:table-cell table:formula="of:=([.F25]+[.H25])*[.C$17] + [.C$18]" office:value-type="float" office:value="0.133670158491163">
            <text:p>0,1336701585</text:p>
          </table:table-cell>
          <table:table-cell table:formula="of:=MIN([.I25];1)+[.J24]" office:value-type="float" office:value="11.9623214613345">
            <text:p>11,962321461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table:formula="of:=[.E25]+[.C$7]" office:value-type="float" office:value="23">
            <text:p>23</text:p>
          </table:table-cell>
          <table:table-cell table:formula="of:=[.C$4]*(1/(SQRT(2*3.1415926535)*[.C$2])) * EXP( -([.E26]-[.C$3])*([.E26]-[.C$3]) /  (2*[.C$2]*[.C$2]))" office:value-type="float" office:value="0.00408252708202279">
            <text:p>0,0040825271</text:p>
          </table:table-cell>
          <table:table-cell table:style-name="ce1" table:formula="of:=[.G25]+[.C$15]" office:value-type="float" office:value="23">
            <text:p>23</text:p>
          </table:table-cell>
          <table:table-cell table:formula="of:=[.C$12]*(1/(SQRT(2*3.1415926535)*[.C$10])) * EXP( -([.G26]-[.C$11])*([.G26]-[.C$11]) /  (2*[.C$10]*[.C$10]))" office:value-type="float" office:value="-0.00000000378921355788075">
            <text:p>-3,78921355788075E-009</text:p>
          </table:table-cell>
          <table:table-cell table:formula="of:=([.F26]+[.H26])*[.C$17] + [.C$18]" office:value-type="float" office:value="0.114288831524832">
            <text:p>0,1142888315</text:p>
          </table:table-cell>
          <table:table-cell table:formula="of:=MIN([.I26];1)+[.J25]" office:value-type="float" office:value="12.0766102928594">
            <text:p>12,0766102929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/>
          <table:table-cell table:style-name="ce1" office:value-type="string">
            <text:p>proba</text:p>
          </table:table-cell>
          <table:table-cell table:style-name="ce1" table:formula="of:=MAX(([.P34]*[.M34])/([.C32]*[.C29]*60*12); 200/(60*[.C29]*12))" office:value-type="float" office:value="0.0172714873895272">
            <text:p>0,0172714874</text:p>
          </table:table-cell>
          <table:table-cell table:style-name="Default"/>
          <table:table-cell office:value-type="string">
            <text:p>hour</text:p>
          </table:table-cell>
          <table:table-cell office:value-type="string">
            <text:p>avg spawns number</text:p>
          </table:table-cell>
          <table:table-cell table:style-name="Default"/>
          <table:table-cell/>
          <table:table-cell office:value-type="string">
            <text:p>Total daily Spawns</text:p>
          </table:table-cell>
          <table:table-cell table:number-columns-repeated="2"/>
          <table:table-cell table:style-name="Default" office:value-type="string">
            <text:p>frequence spawn</text:p>
          </table:table-cell>
          <table:table-cell office:value-type="string">
            <text:p>http://www.planetoscope.com/Paris/1328-nombre-de-trajets-de-taxis-dans-paris.html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>
            <text:p>FPS</text:p>
          </table:table-cell>
          <table:table-cell table:style-name="ce1" office:value-type="float" office:value="60">
            <text:p>60</text:p>
          </table:table-cell>
          <table:table-cell table:style-name="Default"/>
          <table:table-cell table:style-name="ce4" office:value-type="float" office:value="1">
            <text:p>1</text:p>
          </table:table-cell>
          <table:table-cell table:style-name="ce4" table:formula="of:=MIN(([.I3]+[.I4])/2.1)*60*[.$C$29]*[.$C$28]" office:value-type="float" office:value="6.51018488520332">
            <text:p>6,5101848852</text:p>
          </table:table-cell>
          <table:table-cell table:number-columns-repeated="2"/>
          <table:table-cell table:formula="of:=SUM([.F29:.F52])" office:value-type="float" office:value="721.759467223413">
            <text:p>721,759467223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2">
            <text:p>2</text:p>
          </table:table-cell>
          <table:table-cell table:style-name="ce4" table:formula="of:=MIN(([.I4]+[.I5])/2.1)*60*[.$C$29]*[.$C$28]" office:value-type="float" office:value="7.34163526145342">
            <text:p>7,3416352615</text:p>
          </table:table-cell>
          <table:table-cell table:number-columns-repeated="2"/>
          <table:table-cell office:value-type="string">
            <text:p>Expected Spawns</text:p>
          </table:table-cell>
          <table:table-cell table:number-columns-repeated="2"/>
          <table:table-cell office:value-type="string">
            <text:p>temps attente</text:p>
          </table:table-cell>
          <table:table-cell office:value-type="string">
            <text:p>http://www.europe1.fr/France/Paris-9-minutes-d-attente-pour-un-taxi-619063/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>
            <text:p>Diameter</text:p>
          </table:table-cell>
          <table:table-cell table:style-name="ce1" office:value-type="float" office:value="10">
            <text:p>10</text:p>
          </table:table-cell>
          <table:table-cell/>
          <table:table-cell table:style-name="ce4" office:value-type="float" office:value="3">
            <text:p>3</text:p>
          </table:table-cell>
          <table:table-cell table:style-name="ce4" table:formula="of:=MIN(([.I5]+[.I6])/2.1)*60*[.$C$29]*[.$C$28]" office:value-type="float" office:value="9.0834012908905">
            <text:p>9,0834012909</text:p>
          </table:table-cell>
          <table:table-cell table:number-columns-repeated="2"/>
          <table:table-cell table:formula="of:=MAX([.M37]/[.C32]; 200)" office:value-type="float" office:value="746.128255227575">
            <text:p>746,128255227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Ratio RP</text:p>
          </table:table-cell>
          <table:table-cell table:style-name="ce1" office:value-type="float" office:value="200">
            <text:p>200</text:p>
          </table:table-cell>
          <table:table-cell/>
          <table:table-cell table:style-name="ce4" office:value-type="float" office:value="4">
            <text:p>4</text:p>
          </table:table-cell>
          <table:table-cell table:style-name="ce4" table:formula="of:=MIN(([.I6]+[.I7])/2.1)*60*[.$C$29]*[.$C$28]" office:value-type="float" office:value="12.4170982474906">
            <text:p>12,4170982475</text:p>
          </table:table-cell>
          <table:table-cell table:number-columns-repeated="2"/>
          <table:table-cell office:value-type="string">
            <text:p>Frequence spawns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5">
            <text:p>5</text:p>
          </table:table-cell>
          <table:table-cell table:style-name="ce4" table:formula="of:=MIN(([.I7]+[.I8])/2.1)*60*[.$C$29]*[.$C$28]" office:value-type="float" office:value="18.218884811148">
            <text:p>18,2188848111</text:p>
          </table:table-cell>
          <table:table-cell table:number-columns-repeated="2"/>
          <table:table-cell table:formula="of:=1/([.I31]/(24*60))" office:value-type="float" office:value="1.92996309938804">
            <text:p>1,929963099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6">
            <text:p>6</text:p>
          </table:table-cell>
          <table:table-cell table:style-name="ce4" table:formula="of:=MIN(([.I8]+[.I9])/2.1)*60*[.$C$29]*[.$C$28]" office:value-type="float" office:value="27.2806338652179">
            <text:p>27,2806338652</text:p>
          </table:table-cell>
          <table:table-cell table:number-columns-repeated="5"/>
          <table:table-cell office:value-type="string">
            <text:p>Densité de client</text:p>
          </table:table-cell>
          <table:table-cell office:value-type="float" office:value="1900">
            <text:p>1900</text:p>
          </table:table-cell>
          <table:table-cell/>
          <table:table-cell office:value-type="string">
            <text:p>Aire</text:p>
          </table:table-cell>
          <table:table-cell table:formula="of:=3.14159265358979*[.C31]*[.C31]/4" office:value-type="float" office:value="78.5398163397448">
            <text:p>78,5398163397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4" office:value-type="float" office:value="7">
            <text:p>7</text:p>
          </table:table-cell>
          <table:table-cell table:style-name="ce4" table:formula="of:=MIN(([.I9]+[.I10])/2.1)*60*[.$C$29]*[.$C$28]" office:value-type="float" office:value="39.5353881300657">
            <text:p>39,5353881301</text:p>
          </table:table-cell>
          <table:table-cell table:number-columns-repeated="5"/>
          <table:table-cell office:value-type="string">
            <text:p>(En c/jrs/km^2)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office:value-type="float" office:value="8">
            <text:p>8</text:p>
          </table:table-cell>
          <table:table-cell table:style-name="ce4" table:formula="of:=MIN(([.I10]+[.I11])/2.1)*60*[.$C$29]*[.$C$28]" office:value-type="float" office:value="52.6030924177378">
            <text:p>52,603092417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9">
            <text:p>9</text:p>
          </table:table-cell>
          <table:table-cell table:style-name="ce4" table:formula="of:=MIN(([.I11]+[.I12])/2.1)*60*[.$C$29]*[.$C$28]" office:value-type="float" office:value="60.6852890851999">
            <text:p>60,6852890852</text:p>
          </table:table-cell>
          <table:table-cell table:number-columns-repeated="5"/>
          <table:table-cell office:value-type="string">
            <text:p>Spawn ths</text:p>
          </table:table-cell>
          <table:table-cell table:formula="of:=[.M34]*[.P34]" office:value-type="float" office:value="149225.651045515">
            <text:p>149225,651045515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table:style-name="ce4" office:value-type="float" office:value="10">
            <text:p>10</text:p>
          </table:table-cell>
          <table:table-cell table:style-name="ce4" table:formula="of:=MIN(([.I12]+[.I13])/2.1)*60*[.$C$29]*[.$C$28]" office:value-type="float" office:value="57.1329645997422">
            <text:p>57,1329645997</text:p>
          </table:table-cell>
          <table:table-cell table:number-columns-repeated="8"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table:style-name="ce4" office:value-type="float" office:value="11">
            <text:p>11</text:p>
          </table:table-cell>
          <table:table-cell table:style-name="ce4" table:formula="of:=MIN(([.I13]+[.I14])/2.1)*60*[.$C$29]*[.$C$28]" office:value-type="float" office:value="42.2240106329584">
            <text:p>42,224010633</text:p>
          </table:table-cell>
          <table:table-cell table:number-columns-repeated="2"/>
          <table:table-cell office:value-type="string">
            <text:p>On veux au moins 200 spawns par jour ! Meme pr les petites villes.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2">
            <text:p>12</text:p>
          </table:table-cell>
          <table:table-cell table:style-name="ce4" table:formula="of:=MIN(([.I14]+[.I15])/2.1)*60*[.$C$29]*[.$C$28]" office:value-type="float" office:value="27.8471503845987">
            <text:p>27,847150384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3">
            <text:p>13</text:p>
          </table:table-cell>
          <table:table-cell table:style-name="ce4" table:formula="of:=MIN(([.I15]+[.I16])/2.1)*60*[.$C$29]*[.$C$28]" office:value-type="float" office:value="27.8471503845987">
            <text:p>27,847150384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4">
            <text:p>14</text:p>
          </table:table-cell>
          <table:table-cell table:style-name="ce4" table:formula="of:=MIN(([.I16]+[.I17])/2.1)*60*[.$C$29]*[.$C$28]" office:value-type="float" office:value="42.2240106329584">
            <text:p>42,2240106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5">
            <text:p>15</text:p>
          </table:table-cell>
          <table:table-cell table:style-name="ce4" table:formula="of:=MIN(([.I17]+[.I18])/2.1)*60*[.$C$29]*[.$C$28]" office:value-type="float" office:value="57.1329645997422">
            <text:p>57,132964599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6">
            <text:p>16</text:p>
          </table:table-cell>
          <table:table-cell table:style-name="ce4" table:formula="of:=MIN(([.I18]+[.I19])/2.1)*60*[.$C$29]*[.$C$28]" office:value-type="float" office:value="60.6852890851999">
            <text:p>60,685289085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7">
            <text:p>17</text:p>
          </table:table-cell>
          <table:table-cell table:style-name="ce4" table:formula="of:=MIN(([.I19]+[.I20])/2.1)*60*[.$C$29]*[.$C$28]" office:value-type="float" office:value="52.6030924177378">
            <text:p>52,603092417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8">
            <text:p>18</text:p>
          </table:table-cell>
          <table:table-cell table:style-name="ce4" table:formula="of:=MIN(([.I20]+[.I21])/2.1)*60*[.$C$29]*[.$C$28]" office:value-type="float" office:value="39.5353881300657">
            <text:p>39,535388130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9">
            <text:p>19</text:p>
          </table:table-cell>
          <table:table-cell table:style-name="ce4" table:formula="of:=MIN(([.I21]+[.I22])/2.1)*60*[.$C$29]*[.$C$28]" office:value-type="float" office:value="27.2806338652179">
            <text:p>27,280633865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20">
            <text:p>20</text:p>
          </table:table-cell>
          <table:table-cell table:style-name="ce4" table:formula="of:=MIN(([.I22]+[.I23])/2.1)*60*[.$C$29]*[.$C$28]" office:value-type="float" office:value="18.218884811148">
            <text:p>18,2188848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4" table:formula="of:=MIN(([.I23]+[.I24])/2.1)*60*[.$C$29]*[.$C$28]" office:value-type="float" office:value="12.4170982474906">
            <text:p>12,417098247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22">
            <text:p>22</text:p>
          </table:table-cell>
          <table:table-cell table:style-name="ce4" table:formula="of:=MIN(([.I24]+[.I25])/2.1)*60*[.$C$29]*[.$C$28]" office:value-type="float" office:value="9.0834012908905">
            <text:p>9,083401290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23">
            <text:p>23</text:p>
          </table:table-cell>
          <table:table-cell table:style-name="ce4" table:formula="of:=MIN(([.I25]+[.I26])/2.1)*60*[.$C$29]*[.$C$28]" office:value-type="float" office:value="7.34163526145342">
            <text:p>7,341635261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24">
            <text:p>24</text:p>
          </table:table-cell>
          <table:table-cell table:style-name="ce4" table:formula="of:=MIN(([.I26]+[.I3])/2.1)*60*[.$C$29]*[.$C$28]" office:value-type="float" office:value="6.51018488520332">
            <text:p>6,5101848852</text:p>
          </table:table-cell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1">01/11/2013</text:date>, <text:time>16:4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1T16:45:08.76</dc:date>
    <meta:generator>OpenOffice.org/3.4.1$Win32 OpenOffice.org_project/341m1$Build-9593</meta:generator>
    <meta:editing-duration>PT8H5M47S</meta:editing-duration>
    <meta:editing-cycles>91</meta:editing-cycles>
    <meta:document-statistic meta:table-count="2" meta:cell-count="3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68cm" svg:height="11.973cm" xlink:href=".." xlink:type="simple" chart:class="chart:bar" chart:style-name="ch1">
        <chart:legend chart:legend-position="end" svg:x="23.452cm" svg:y="5.674cm" style:legend-expansion="high" chart:style-name="ch2"/>
        <chart:plot-area chart:style-name="ch3" table:cell-range-address="Feuil1.E3:Feuil1.F33" chart:data-source-has-labels="column" svg:x="0.965cm" svg:y="1.091cm" svg:width="21.457cm" svg:height="10.223cm">
          <chartooo:coordinate-region svg:x="1.877cm" svg:y="1.303cm" svg:width="20.545cm" svg:height="9.338cm"/>
          <chart:axis chart:dimension="x" chart:name="primary-x" chart:style-name="ch4" chartooo:axis-type="auto">
            <chartooo:date-scale/>
            <chart:categories table:cell-range-address="Feuil1.E3:Feuil1.E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1.F3:Feuil1.F33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1.E3:Feuil1.E33</svg:desc>
                </draw:g>
              </table:table-cell>
              <table:table-cell office:value-type="float" office:value="0.0000881489205931211">
                <text:p>0.0000881489205931211</text:p>
                <draw:g>
                  <svg:desc>Feuil1.F3:Feuil1.F3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218170673764558">
                <text:p>0.00021817067376455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507262014332191">
                <text:p>0.00050726201433219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110796210300034">
                <text:p>0.001107962103000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227339062543025">
                <text:p>0.002273390625430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438207512345476">
                <text:p>0.004382075123454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793491295903025">
                <text:p>0.0079349129590302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34977416284899">
                <text:p>0.01349774162848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15693297069361">
                <text:p>0.021569329706936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323793989169357">
                <text:p>0.03237939891693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5662271347908">
                <text:p>0.04566227134790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604926811306503">
                <text:p>0.06049268113065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75284358039777">
                <text:p>0.07528435803977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880163316923327">
                <text:p>0.088016331692332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966670292020938">
                <text:p>0.09666702920209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997355701017835">
                <text:p>0.099735570101783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66670292020938">
                <text:p>0.09666702920209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880163316923327">
                <text:p>0.088016331692332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75284358039777">
                <text:p>0.07528435803977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604926811306503">
                <text:p>0.06049268113065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5662271347908">
                <text:p>0.04566227134790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323793989169357">
                <text:p>0.032379398916935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215693297069361">
                <text:p>0.021569329706936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34977416284899">
                <text:p>0.01349774162848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793491295903025">
                <text:p>0.0079349129590302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438207512345476">
                <text:p>0.0043820751234547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227339062543025">
                <text:p>0.0022733906254302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110796210300034">
                <text:p>0.0011079621030003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0507262014332191">
                <text:p>0.00050726201433219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0218170673764558">
                <text:p>0.0002181706737645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881489205931211">
                <text:p>0.0000881489205931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5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9.06cm" xlink:href=".." xlink:type="simple" chart:class="chart:line" chart:style-name="ch1">
        <chart:legend chart:legend-position="end" svg:x="19.169cm" svg:y="3.694cm" style:legend-expansion="high" chart:style-name="ch2"/>
        <chart:plot-area chart:style-name="ch3" table:cell-range-address="Feuil2.E3:Feuil2.F26 Feuil2.H3:Feuil2.I26" chart:data-source-has-labels="column" svg:x="2.241cm" svg:y="0.666cm" svg:width="15.457cm" svg:height="7.59cm">
          <chartooo:coordinate-region svg:x="3.074cm" svg:y="0.878cm" svg:width="14.437cm" svg:height="7.166cm"/>
          <chart:axis chart:dimension="x" chart:name="primary-x" chart:style-name="ch4" chartooo:axis-type="auto">
            <chartooo:date-scale/>
            <chart:categories table:cell-range-address="Feuil2.E3:Feuil2.E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2.F3:Feuil2.F26" chart:class="chart:line">
            <chart:data-point chart:repeated="24"/>
          </chart:series>
          <chart:series chart:style-name="ch7" chart:values-cell-range-address="Feuil2.H3:Feuil2.H26" chart:class="chart:line">
            <chart:data-point chart:repeated="24"/>
          </chart:series>
          <chart:series chart:style-name="ch8" chart:values-cell-range-address="Feuil2.I3:Feuil2.I2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H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2.E3:Feuil2.E26</svg:desc>
                </draw:g>
              </table:table-cell>
              <table:table-cell office:value-type="float" office:value="0.00159670266642545">
                <text:p>0.00159670266642545</text:p>
                <draw:g>
                  <svg:desc>Feuil2.F3:Feuil2.F26</svg:desc>
                </draw:g>
              </table:table-cell>
              <table:table-cell office:value-type="float" office:value="-0.000000000108911002291416">
                <text:p>-0.000000000108911002291416</text:p>
                <draw:g>
                  <svg:desc>Feuil2.H3:Feuil2.H26</svg:desc>
                </draw:g>
              </table:table-cell>
              <table:table-cell office:value-type="float" office:value="0.105588458951301">
                <text:p>0.105588458951301</text:p>
                <draw:g>
                  <svg:desc>Feuil2.I3:Feuil2.I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408252708202279">
                <text:p>0.00408252708202279</text:p>
              </table:table-cell>
              <table:table-cell office:value-type="float" office:value="-0.00000000378921355788075">
                <text:p>-0.00000000378921355788075</text:p>
              </table:table-cell>
              <table:table-cell office:value-type="float" office:value="0.114288831524832">
                <text:p>0.11428883152483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962014210760926">
                <text:p>0.00962014210760926</text:p>
              </table:table-cell>
              <table:table-cell office:value-type="float" office:value="-0.0000000968244198636415">
                <text:p>-0.0000000968244198636415</text:p>
              </table:table-cell>
              <table:table-cell office:value-type="float" office:value="0.133670158491163">
                <text:p>0.13367015849116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08920612173443">
                <text:p>0.0208920612173443</text:p>
              </table:table-cell>
              <table:table-cell office:value-type="float" office:value="-0.00000181710162914567">
                <text:p>-0.00000181710162914567</text:p>
              </table:table-cell>
              <table:table-cell office:value-type="float" office:value="0.173115854405003">
                <text:p>0.1731158544050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18146514708273">
                <text:p>0.0418146514708273</text:p>
              </table:table-cell>
              <table:table-cell office:value-type="float" office:value="-0.0000250456337354256">
                <text:p>-0.0000250456337354256</text:p>
              </table:table-cell>
              <table:table-cell office:value-type="float" office:value="0.246263620429821">
                <text:p>0.2462636204298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771299521627995">
                <text:p>0.0771299521627995</text:p>
              </table:table-cell>
              <table:table-cell office:value-type="float" office:value="-0.000253538155164415">
                <text:p>-0.000253538155164415</text:p>
              </table:table-cell>
              <table:table-cell office:value-type="float" office:value="0.369067449026723">
                <text:p>0.3690674490267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311188199506">
                <text:p>0.1311188199506</text:p>
              </table:table-cell>
              <table:table-cell office:value-type="float" office:value="-0.00188500766216051">
                <text:p>-0.00188500766216051</text:p>
              </table:table-cell>
              <table:table-cell office:value-type="float" office:value="0.552318343009537">
                <text:p>0.55231834300953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05425518215605">
                <text:p>0.205425518215605</text:p>
              </table:table-cell>
              <table:table-cell office:value-type="float" office:value="-0.0102929865918473">
                <text:p>-0.0102929865918473</text:p>
              </table:table-cell>
              <table:table-cell office:value-type="float" office:value="0.782963860683151">
                <text:p>0.7829638606831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96613654454525">
                <text:p>0.296613654454525</text:p>
              </table:table-cell>
              <table:table-cell office:value-type="float" office:value="-0.0412789068214763">
                <text:p>-0.0412789068214763</text:p>
              </table:table-cell>
              <table:table-cell office:value-type="float" office:value="0.993671616715672">
                <text:p>0.99367161671567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9470740791207">
                <text:p>0.39470740791207</text:p>
              </table:table-cell>
              <table:table-cell office:value-type="float" office:value="-0.121583169637319">
                <text:p>-0.121583169637319</text:p>
              </table:table-cell>
              <table:table-cell office:value-type="float" office:value="1.05593483396163">
                <text:p>1.055934833961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4068479659472">
                <text:p>0.484068479659472</text:p>
              </table:table-cell>
              <table:table-cell office:value-type="float" office:value="-0.263013007896352">
                <text:p>-0.263013007896352</text:p>
              </table:table-cell>
              <table:table-cell office:value-type="float" office:value="0.873694151170917">
                <text:p>0.8736941511709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47123942785265">
                <text:p>0.547123942785265</text:p>
              </table:table-cell>
              <table:table-cell office:value-type="float" office:value="-0.417868359542352">
                <text:p>-0.417868359542352</text:p>
              </table:table-cell>
              <table:table-cell office:value-type="float" office:value="0.552394541350196">
                <text:p>0.5523945413501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569917543438763">
                <text:p>0.569917543438763</text:p>
              </table:table-cell>
              <table:table-cell office:value-type="float" office:value="-0.487596120497608">
                <text:p>-0.487596120497608</text:p>
              </table:table-cell>
              <table:table-cell office:value-type="float" office:value="0.388124980294041">
                <text:p>0.38812498029404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547123942785265">
                <text:p>0.547123942785265</text:p>
              </table:table-cell>
              <table:table-cell office:value-type="float" office:value="-0.417868359542352">
                <text:p>-0.417868359542352</text:p>
              </table:table-cell>
              <table:table-cell office:value-type="float" office:value="0.552394541350196">
                <text:p>0.55239454135019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84068479659472">
                <text:p>0.484068479659472</text:p>
              </table:table-cell>
              <table:table-cell office:value-type="float" office:value="-0.263013007896352">
                <text:p>-0.263013007896352</text:p>
              </table:table-cell>
              <table:table-cell office:value-type="float" office:value="0.873694151170917">
                <text:p>0.87369415117091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9470740791207">
                <text:p>0.39470740791207</text:p>
              </table:table-cell>
              <table:table-cell office:value-type="float" office:value="-0.121583169637319">
                <text:p>-0.121583169637319</text:p>
              </table:table-cell>
              <table:table-cell office:value-type="float" office:value="1.05593483396163">
                <text:p>1.055934833961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6613654454525">
                <text:p>0.296613654454525</text:p>
              </table:table-cell>
              <table:table-cell office:value-type="float" office:value="-0.0412789068214763">
                <text:p>-0.0412789068214763</text:p>
              </table:table-cell>
              <table:table-cell office:value-type="float" office:value="0.993671616715672">
                <text:p>0.99367161671567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05425518215605">
                <text:p>0.205425518215605</text:p>
              </table:table-cell>
              <table:table-cell office:value-type="float" office:value="-0.0102929865918473">
                <text:p>-0.0102929865918473</text:p>
              </table:table-cell>
              <table:table-cell office:value-type="float" office:value="0.782963860683151">
                <text:p>0.78296386068315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311188199506">
                <text:p>0.1311188199506</text:p>
              </table:table-cell>
              <table:table-cell office:value-type="float" office:value="-0.00188500766216051">
                <text:p>-0.00188500766216051</text:p>
              </table:table-cell>
              <table:table-cell office:value-type="float" office:value="0.552318343009537">
                <text:p>0.55231834300953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771299521627995">
                <text:p>0.0771299521627995</text:p>
              </table:table-cell>
              <table:table-cell office:value-type="float" office:value="-0.000253538155164415">
                <text:p>-0.000253538155164415</text:p>
              </table:table-cell>
              <table:table-cell office:value-type="float" office:value="0.369067449026723">
                <text:p>0.3690674490267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18146514708273">
                <text:p>0.0418146514708273</text:p>
              </table:table-cell>
              <table:table-cell office:value-type="float" office:value="-0.0000250456337354256">
                <text:p>-0.0000250456337354256</text:p>
              </table:table-cell>
              <table:table-cell office:value-type="float" office:value="0.246263620429821">
                <text:p>0.24626362042982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08920612173443">
                <text:p>0.0208920612173443</text:p>
              </table:table-cell>
              <table:table-cell office:value-type="float" office:value="-0.00000181710162914567">
                <text:p>-0.00000181710162914567</text:p>
              </table:table-cell>
              <table:table-cell office:value-type="float" office:value="0.173115854405003">
                <text:p>0.173115854405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962014210760926">
                <text:p>0.00962014210760926</text:p>
              </table:table-cell>
              <table:table-cell office:value-type="float" office:value="-0.0000000968244198636415">
                <text:p>-0.0000000968244198636415</text:p>
              </table:table-cell>
              <table:table-cell office:value-type="float" office:value="0.133670158491163">
                <text:p>0.13367015849116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408252708202279">
                <text:p>0.00408252708202279</text:p>
              </table:table-cell>
              <table:table-cell office:value-type="float" office:value="-0.00000000378921355788075">
                <text:p>-0.00000000378921355788075</text:p>
              </table:table-cell>
              <table:table-cell office:value-type="float" office:value="0.114288831524832">
                <text:p>0.114288831524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